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text-properties officeooo:rsid="001b4f21" officeooo:paragraph-rsid="001b4f21"/>
    </style:style>
    <style:style style:name="P2" style:family="paragraph" style:parent-style-name="Standard">
      <style:text-properties officeooo:rsid="001b4f21" officeooo:paragraph-rsid="001c72f1"/>
    </style:style>
    <style:style style:name="P3" style:family="paragraph" style:parent-style-name="Text_20_body" style:list-style-name="L1">
      <style:text-properties officeooo:rsid="001b4f21" officeooo:paragraph-rsid="001c72f1"/>
    </style:style>
    <style:style style:name="P4" style:family="paragraph" style:parent-style-name="Text_20_body">
      <style:text-properties officeooo:rsid="001b4f21" officeooo:paragraph-rsid="001c72f1"/>
    </style:style>
    <style:style style:name="P5" style:family="paragraph" style:parent-style-name="Text_20_body" style:list-style-name="L1">
      <style:text-properties fo:language="en" fo:country="US" officeooo:rsid="001b4f21" officeooo:paragraph-rsid="001c72f1"/>
    </style:style>
    <style:style style:name="P6" style:family="paragraph" style:parent-style-name="Text_20_body" style:list-style-name="L2">
      <style:text-properties fo:language="en" fo:country="US" officeooo:rsid="001b4f21" officeooo:paragraph-rsid="001c72f1"/>
    </style:style>
    <style:style style:name="P7" style:family="paragraph" style:parent-style-name="Text_20_body">
      <style:text-properties fo:language="en" fo:country="US" officeooo:rsid="001dc2a7" officeooo:paragraph-rsid="001dc2a7"/>
    </style:style>
    <style:style style:name="P8" style:family="paragraph" style:parent-style-name="Text_20_body" style:list-style-name="L2">
      <style:text-properties fo:language="de" fo:country="DE" officeooo:rsid="001c72f1" officeooo:paragraph-rsid="001c72f1"/>
    </style:style>
    <style:style style:name="P9" style:family="paragraph" style:parent-style-name="Text_20_body" style:list-style-name="L2">
      <style:text-properties officeooo:paragraph-rsid="001c72f1"/>
    </style:style>
    <style:style style:name="P10" style:family="paragraph" style:parent-style-name="Text_20_body">
      <style:text-properties officeooo:rsid="001c72f1" officeooo:paragraph-rsid="001c72f1"/>
    </style:style>
    <style:style style:name="P11" style:family="paragraph" style:parent-style-name="Heading_20_2">
      <style:text-properties fo:language="de" fo:country="DE" officeooo:rsid="001b4f21" officeooo:paragraph-rsid="001c72f1"/>
    </style:style>
    <style:style style:name="T1" style:family="text">
      <style:text-properties fo:language="de" fo:country="DE"/>
    </style:style>
    <style:style style:name="T2" style:family="text">
      <style:text-properties fo:language="de" fo:country="DE" officeooo:rsid="001c72f1"/>
    </style:style>
    <style:style style:name="T3" style:family="text">
      <style:text-properties fo:language="de" fo:country="DE" officeooo:rsid="001ef829"/>
    </style:style>
    <style:style style:name="T4" style:family="text">
      <style:text-properties officeooo:rsid="001c72f1"/>
    </style:style>
    <style:style style:name="T5" style:family="text">
      <style:text-properties fo:language="en" fo:country="US" officeooo:rsid="001dc2a7"/>
    </style:style>
    <style:style style:name="T6" style:family="text">
      <style:text-properties officeooo:rsid="001ef82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Staubsaugerroboter programmieren</text:h>
      <text:h text:style-name="Heading_20_2" text:outline-level="2">Die Situation</text:h>
      <text:p text:style-name="P4">Sie sind Teil eines Projektteams, dass für ein neues Modell von Staubsaugerroboter – den „Heinzelmann“ - eine Software schreiben soll, welche die Bewegung des Roboters steuert. Die Firma hat hohe Ansprüche. Der Roboter soll in einer festgesetzten Zeit jeweils möglichst viel Staub in verschiedenen Wohnraumszenarien aufsaugen. </text:p>
      <text:p text:style-name="P4"><text:span text:style-name="T1">Ihre Aufgabe ist es, mittels dieser Methoden insgesamt einen Programmablauf zu entwerfen, mithilfe dessen der Roboter Räume möglichst gründlich saugt. Der Haken: Man gibt Ihnen zwar </text:span><text:span text:style-name="T5">eine Simulation mit</text:span><text:span text:style-name="T1"> einige</text:span><text:span text:style-name="T5">n</text:span><text:span text:style-name="T1"> Räume</text:span><text:span text:style-name="T5">n</text:span><text:span text:style-name="T1"> zum Testen, allerdings wird die Qualitätskontrolle anschließend die von Ihnen entwickelte Software mit Räumen untersuchen, die Sie nicht kennen – es reicht also nicht, die Programme so zu schreiben, dass sich der Roboter </text:span><text:span text:style-name="T5">nur</text:span><text:span text:style-name="T1"> in den Ihnen zur Verfügung stehenden Testräumen auskennt…</text:span></text:p>
      <text:h text:style-name="P11" text:outline-level="2">Bedienung der Testumgebung <text:span text:style-name="T4">und Rahmenbedingungen</text:span></text:h>
      <text:h text:style-name="Heading_20_3" text:outline-level="3">Ein erster Test des Roboters mit einem unsinnigen Programmablauf</text:h>
      <text:p text:style-name="P10">Sie starten einen Testraum, indem Sie das Projekt in Greenfoot öffnen und anschließend auf eine der belegten Zahltasten drücken (probieren Sie 1 aus). Dadurch wird die Simulation neu mit Testraum 1 und dem aktuellen Heinzelmann Programm gestartet.</text:p>
      <text:h text:style-name="Heading_20_3" text:outline-level="3">Was darf ich verändern?</text:h>
      <text:list xml:id="list713712783334385077" text:style-name="L2">
        <text:list-item>
          <text:p text:style-name="P8">Für die Auswertung wird ausschließlich Ihre Klasse Heinzelmann in die Prüfumgebung übernommen. Nur Programmcode, der dort zu finden ist, wird getestet.</text:p>
        </text:list-item>
        <text:list-item>
          <text:p text:style-name="P9"><text:span text:style-name="T2">Für intensivere Tests können Sie (für sich) natürlich auch noch neue Räume entwerfen, indem Sie die Klasse Testraum anpassen, falls Ihnen die Testumgebungen nicht ausreichen…</text:span></text:p>
        </text:list-item>
      </text:list>
      <text:p text:style-name="P2">Das Gerät kann mittels der folgenden Methoden gesteuert werden:</text:p>
      <text:p text:style-name="P2"/>
      <text:list xml:id="list8161972032341530094" text:style-name="L1">
        <text:list-item>
          <text:p text:style-name="P3">move – bewegt den Roboter, wobei er natürlich an Gegenständen hängenbleibt. <text:span text:style-name="T5">Damit Sie nicht den Roboter in Hyperspeed setzen und er mit 100 Sachen durch den Raum zischt, ist der Roboter auf eine Standardgeschwindigkeit von 5 Einheiten pro act Durchlauf gedrosselt, egal was Sie als Geschwindigkeit einsetzen.</text:span></text:p>
        </text:list-item>
        <text:list-item>
          <text:p text:style-name="P3">turn – dreht den Roboter um eine bestimmte Gradzahl</text:p>
        </text:list-item>
        <text:list-item>
          <text:p text:style-name="P5">saugeStaubAuf – nimmt die Saugfunktion in Betrieb</text:p>
        </text:list-item>
        <text:list-item>
          <text:p text:style-name="P5">abstandVoraus – ermittelt den Abstand vor dem Roboter bis zur Wand/ den M<text:span text:style-name="T1">öbeln des Raums</text:span></text:p>
        </text:list-item>
      </text:list>
      <text:p text:style-name="P7">ACHTUNG: Die Methode setLocation <text:span text:style-name="T6">ist in Heinzelmann au</text:span><text:span text:style-name="T3">ßer Kraft gesetzt… Ihr Roboter kann </text:span><text:soft-page-break/><text:span text:style-name="T3">nicht teleportieren.</text:span></text:p>
      <text:h text:style-name="Heading_20_2" text:outline-level="2">Abschließende Kontrolle der Software</text:h>
      <text:list xml:id="list145004672282125" text:continue-list="list713712783334385077" text:style-name="L2">
        <text:list-item>
          <text:p text:style-name="P6"><text:span text:style-name="T2">Für die Qualitätskontrolle steht im Anschluss eine bestimmte Anzahl von Durchläufen der act() Methode zur Verfügung, innerhalb derer möglichst viel des im Zimmer verteilten Staubs aufgesaugt sein mus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Standard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Calibri" fo:font-family="Calibri" style:font-style-name="Standard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2T13:43:28.929000000</meta:creation-date>
    <dc:date>2020-01-12T14:50:04.016000000</dc:date>
    <meta:editing-duration>PT14M2S</meta:editing-duration>
    <meta:editing-cycles>3</meta:editing-cycles>
    <meta:generator>LibreOffice/5.0.6.3$Windows_x86 LibreOffice_project/490fc03b25318460cfc54456516ea2519c11d1aa</meta:generator>
    <meta:document-statistic meta:table-count="0" meta:image-count="0" meta:object-count="0" meta:page-count="2" meta:paragraph-count="18" meta:word-count="359" meta:character-count="2491" meta:non-whitespace-character-count="2150"/>
  </office:meta>
</office:document-meta>
</file>